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71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071cm"/>
    </style:style>
    <style:style style:name="co9" style:family="table-column">
      <style:table-column-properties fo:break-before="auto" style:column-width="5.609cm"/>
    </style:style>
    <style:style style:name="co10" style:family="table-column">
      <style:table-column-properties fo:break-before="auto" style:column-width="8.114cm"/>
    </style:style>
    <style:style style:name="co11" style:family="table-column">
      <style:table-column-properties fo:break-before="auto" style:column-width="6.943cm"/>
    </style:style>
    <style:style style:name="co12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raining data</text:p>
          </table:table-cell>
          <table:table-cell office:value-type="string" calcext:value-type="string">
            <text:p>Meshes</text:p>
          </table:table-cell>
          <table:table-cell office:value-type="string" calcext:value-type="string">
            <text:p>material properties</text:p>
          </table:table-cell>
          <table:table-cell office:value-type="string" calcext:value-type="string">
            <text:p>incident direction</text:p>
          </table:table-cell>
          <table:table-cell office:value-type="string" calcext:value-type="string">
            <text:p>samples per point</text:p>
          </table:table-cell>
          <table:table-cell office:value-type="string" calcext:value-type="string">
            <text:p>sampled points</text:p>
          </table:table-cell>
          <table:table-cell table:style-name="Default" office:value-type="string" calcext:value-type="string">
            <text:p>total samp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s_2020-8-3--13-26-59</text:p>
          </table:table-cell>
          <table:table-cell office:value-type="string" calcext:value-type="string">
            <text:p>botijo</text:p>
          </table:table-cell>
          <table:table-cell office:value-type="string" calcext:value-type="string">
            <text:p>SigmaS=30, sigmaT=31, g=0.9, ior=1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[.E2]*[.F2]" office:value-type="float" office:value="1000000" calcext:value-type="float">
            <text:p>1000000</text:p>
          </table:table-cell>
          <table:table-cell/>
          <table:table-cell office:value-type="string" calcext:value-type="string">
            <text:p>samples_fixed_normal_100_10000</text:p>
          </table:table-cell>
        </table:table-row>
        <table:table-row table:style-name="ro1">
          <table:table-cell office:value-type="string" calcext:value-type="string">
            <text:p>samples_2020-8-3--13-39-13</text:p>
          </table:table-cell>
          <table:table-cell office:value-type="string" calcext:value-type="string">
            <text:p>bunny</text:p>
          </table:table-cell>
          <table:table-cell office:value-type="string" calcext:value-type="string">
            <text:p>SigmaS=30, sigmaT=31, g=0.9, ior=1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[.E3]*[.F3]" office:value-type="float" office:value="1000000" calcext:value-type="float">
            <text:p>1000000</text:p>
          </table:table-cell>
          <table:table-cell/>
          <table:table-cell office:value-type="string" calcext:value-type="string">
            <text:p>samples_fixed_normal_100_10000</text:p>
          </table:table-cell>
        </table:table-row>
        <table:table-row table:style-name="ro1">
          <table:table-cell office:value-type="string" calcext:value-type="string">
            <text:p>samples_2020-8-3--13-46-15</text:p>
          </table:table-cell>
          <table:table-cell office:value-type="string" calcext:value-type="string">
            <text:p>gargoyle</text:p>
          </table:table-cell>
          <table:table-cell office:value-type="string" calcext:value-type="string">
            <text:p>SigmaS=30, sigmaT=31, g=0.9, ior=1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[.E4]*[.F4]" office:value-type="float" office:value="1000000" calcext:value-type="float">
            <text:p>1000000</text:p>
          </table:table-cell>
          <table:table-cell/>
          <table:table-cell office:value-type="string" calcext:value-type="string">
            <text:p>samples_fixed_normal_100_10000</text:p>
          </table:table-cell>
        </table:table-row>
        <table:table-row table:style-name="ro1">
          <table:table-cell office:value-type="string" calcext:value-type="string">
            <text:p>samples_2020-8-3--13-58-39</text:p>
          </table:table-cell>
          <table:table-cell office:value-type="string" calcext:value-type="string">
            <text:p>botijo</text:p>
          </table:table-cell>
          <table:table-cell office:value-type="string" calcext:value-type="string">
            <text:p>SigmaS=30, sigmaT=31, g=0.9, ior=1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table:formula="of:=[.E5]*[.F5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samples_fixed_normal_100_20000</text:p>
          </table:table-cell>
        </table:table-row>
        <table:table-row table:style-name="ro1">
          <table:table-cell office:value-type="string" calcext:value-type="string">
            <text:p>samples_2020-8-3--14-11-8</text:p>
          </table:table-cell>
          <table:table-cell office:value-type="string" calcext:value-type="string">
            <text:p>bunny</text:p>
          </table:table-cell>
          <table:table-cell office:value-type="string" calcext:value-type="string">
            <text:p>SigmaS=30, sigmaT=31, g=0.9, ior=1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table:formula="of:=[.E6]*[.F6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samples_fixed_normal_100_20000</text:p>
          </table:table-cell>
        </table:table-row>
        <table:table-row table:style-name="ro1">
          <table:table-cell office:value-type="string" calcext:value-type="string">
            <text:p>samples_2020-8-3--14-21-49</text:p>
          </table:table-cell>
          <table:table-cell office:value-type="string" calcext:value-type="string">
            <text:p>gargoyle</text:p>
          </table:table-cell>
          <table:table-cell office:value-type="string" calcext:value-type="string">
            <text:p>SigmaS=30, sigmaT=31, g=0.9, ior=1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table:formula="of:=[.E7]*[.F7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samples_fixed_normal_100_20000</text:p>
          </table:table-cell>
        </table:table-row>
        <table:table-row table:style-name="ro1">
          <table:table-cell office:value-type="string" calcext:value-type="string">
            <text:p>samples_2020-8-3--14-28-59</text:p>
          </table:table-cell>
          <table:table-cell office:value-type="string" calcext:value-type="string">
            <text:p>botijo</text:p>
          </table:table-cell>
          <table:table-cell office:value-type="string" calcext:value-type="string">
            <text:p>SigmaS=30, sigmaT=31, g=0.9, ior=1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[.E8]*[.F8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samples_fixed_normal_200_10000</text:p>
          </table:table-cell>
        </table:table-row>
        <table:table-row table:style-name="ro1">
          <table:table-cell office:value-type="string" calcext:value-type="string">
            <text:p>samples_2020-8-3--14-36-18</text:p>
          </table:table-cell>
          <table:table-cell office:value-type="string" calcext:value-type="string">
            <text:p>bunny</text:p>
          </table:table-cell>
          <table:table-cell office:value-type="string" calcext:value-type="string">
            <text:p>SigmaS=30, sigmaT=31, g=0.9, ior=1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[.E9]*[.F9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samples_fixed_normal_200_10000</text:p>
          </table:table-cell>
        </table:table-row>
        <table:table-row table:style-name="ro1">
          <table:table-cell office:value-type="string" calcext:value-type="string">
            <text:p>samples_2020-8-3--15-9-6</text:p>
          </table:table-cell>
          <table:table-cell office:value-type="string" calcext:value-type="string">
            <text:p>gargoyle</text:p>
          </table:table-cell>
          <table:table-cell office:value-type="string" calcext:value-type="string">
            <text:p>SigmaS=30, sigmaT=31, g=0.9, ior=1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[.E10]*[.F10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samples_fixed_normal_200_10000</text:p>
          </table:table-cell>
        </table:table-row>
        <table:table-row table:style-name="ro1">
          <table:table-cell office:value-type="string" calcext:value-type="string">
            <text:p>samples_2020-8-3--15-26-15</text:p>
          </table:table-cell>
          <table:table-cell office:value-type="string" calcext:value-type="string">
            <text:p>botijo</text:p>
          </table:table-cell>
          <table:table-cell office:value-type="string" calcext:value-type="string">
            <text:p>SigmaS=30, sigmaT=31, g=0.9, ior=1</text:p>
          </table:table-cell>
          <table:table-cell office:value-type="string" calcext:value-type="string">
            <text:p>random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table:formula="of:=[.E11]*[.F11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samples_fixed_random_100_20000</text:p>
          </table:table-cell>
        </table:table-row>
        <table:table-row table:style-name="ro1">
          <table:table-cell office:value-type="string" calcext:value-type="string">
            <text:p>samples_2020-8-3--15-39-53</text:p>
          </table:table-cell>
          <table:table-cell office:value-type="string" calcext:value-type="string">
            <text:p>bunny</text:p>
          </table:table-cell>
          <table:table-cell office:value-type="string" calcext:value-type="string">
            <text:p>SigmaS=30, sigmaT=31, g=0.9, ior=1</text:p>
          </table:table-cell>
          <table:table-cell office:value-type="string" calcext:value-type="string">
            <text:p>random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table:formula="of:=[.E12]*[.F12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samples_fixed_random_100_20000</text:p>
          </table:table-cell>
        </table:table-row>
        <table:table-row table:style-name="ro1">
          <table:table-cell office:value-type="string" calcext:value-type="string">
            <text:p>samples_2020-8-3--15-52-3</text:p>
          </table:table-cell>
          <table:table-cell office:value-type="string" calcext:value-type="string">
            <text:p>gargoyle</text:p>
          </table:table-cell>
          <table:table-cell office:value-type="string" calcext:value-type="string">
            <text:p>SigmaS=30, sigmaT=31, g=0.9, ior=1</text:p>
          </table:table-cell>
          <table:table-cell office:value-type="string" calcext:value-type="string">
            <text:p>random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table:formula="of:=[.E13]*[.F13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samples_fixed_random_100_20000</text:p>
          </table:table-cell>
        </table:table-row>
        <table:table-row table:style-name="ro1">
          <table:table-cell office:value-type="string" calcext:value-type="string">
            <text:p>samples_2020-8-3--16-5-13</text:p>
          </table:table-cell>
          <table:table-cell office:value-type="string" calcext:value-type="string">
            <text:p>botijo</text:p>
          </table:table-cell>
          <table:table-cell office:value-type="string" calcext:value-type="string">
            <text:p>SigmaS=30, sigmaT=31, g=0.9, ior=1</text:p>
          </table:table-cell>
          <table:table-cell office:value-type="string" calcext:value-type="string">
            <text:p>random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[.E14]*[.F14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samples_fixed_random_200_10000</text:p>
          </table:table-cell>
        </table:table-row>
        <table:table-row table:style-name="ro1">
          <table:table-cell office:value-type="string" calcext:value-type="string">
            <text:p>samples_2020-8-3--16-25-3</text:p>
          </table:table-cell>
          <table:table-cell office:value-type="string" calcext:value-type="string">
            <text:p>bunny</text:p>
          </table:table-cell>
          <table:table-cell office:value-type="string" calcext:value-type="string">
            <text:p>SigmaS=30, sigmaT=31, g=0.9, ior=1</text:p>
          </table:table-cell>
          <table:table-cell office:value-type="string" calcext:value-type="string">
            <text:p>random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[.E15]*[.F15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samples_fixed_random_200_10000</text:p>
          </table:table-cell>
        </table:table-row>
        <table:table-row table:style-name="ro1">
          <table:table-cell office:value-type="string" calcext:value-type="string">
            <text:p>samples_2020-8-3--16-32-50</text:p>
          </table:table-cell>
          <table:table-cell office:value-type="string" calcext:value-type="string">
            <text:p>gargoyle</text:p>
          </table:table-cell>
          <table:table-cell office:value-type="string" calcext:value-type="string">
            <text:p>SigmaS=30, sigmaT=31, g=0.9, ior=1</text:p>
          </table:table-cell>
          <table:table-cell office:value-type="string" calcext:value-type="string">
            <text:p>random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[.E16]*[.F16]" office:value-type="float" office:value="2000000" calcext:value-type="float">
            <text:p>2000000</text:p>
          </table:table-cell>
          <table:table-cell/>
          <table:table-cell office:value-type="string" calcext:value-type="string">
            <text:p>samples_fixed_random_200_10000</text:p>
          </table:table-cell>
        </table:table-row>
        <table:table-row table:style-name="ro1">
          <table:table-cell/>
          <table:table-cell office:value-type="string" calcext:value-type="string">
            <text:p>botijo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table:formula="of:=[.E17]*[.F17]" office:value-type="float" office:value="2000000" calcext:value-type="float">
            <text:p>2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nny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table:formula="of:=[.E18]*[.F18]" office:value-type="float" office:value="2000000" calcext:value-type="float">
            <text:p>2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rgoyl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rmal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table:formula="of:=[.E19]*[.F19]" office:value-type="float" office:value="2000000" calcext:value-type="float">
            <text:p>2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ijo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[.E20]*[.F20]" office:value-type="float" office:value="2000000" calcext:value-type="float">
            <text:p>2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nny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[.E21]*[.F21]" office:value-type="float" office:value="2000000" calcext:value-type="float">
            <text:p>2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rgoyl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rmal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[.E22]*[.F22]" office:value-type="float" office:value="2000000" calcext:value-type="float">
            <text:p>2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ijo</text:p>
          </table:table-cell>
          <table:table-cell table:number-columns-repeated="2" office:value-type="string" calcext:value-type="string">
            <text:p>random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table:formula="of:=[.E23]*[.F23]" office:value-type="float" office:value="2000000" calcext:value-type="float">
            <text:p>2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nny</text:p>
          </table:table-cell>
          <table:table-cell table:number-columns-repeated="2" office:value-type="string" calcext:value-type="string">
            <text:p>random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table:formula="of:=[.E24]*[.F24]" office:value-type="float" office:value="2000000" calcext:value-type="float">
            <text:p>2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rgoyle</text:p>
          </table:table-cell>
          <table:table-cell table:number-columns-repeated="2" office:value-type="string" calcext:value-type="string">
            <text:p>random</text:p>
          </table:table-cell>
          <table:table-cell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table:formula="of:=[.E25]*[.F25]" office:value-type="float" office:value="2000000" calcext:value-type="float">
            <text:p>2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ijo</text:p>
          </table:table-cell>
          <table:table-cell table:number-columns-repeated="2" office:value-type="string" calcext:value-type="string">
            <text:p>random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[.E26]*[.F26]" office:value-type="float" office:value="2000000" calcext:value-type="float">
            <text:p>2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nny</text:p>
          </table:table-cell>
          <table:table-cell table:number-columns-repeated="2" office:value-type="string" calcext:value-type="string">
            <text:p>random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[.E27]*[.F27]" office:value-type="float" office:value="2000000" calcext:value-type="float">
            <text:p>2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rgoyle</text:p>
          </table:table-cell>
          <table:table-cell table:number-columns-repeated="2" office:value-type="string" calcext:value-type="string">
            <text:p>random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[.E28]*[.F28]" office:value-type="float" office:value="2000000" calcext:value-type="float">
            <text:p>2000000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ing_data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kl loss weight</text:p>
          </table:table-cell>
          <table:table-cell office:value-type="string" calcext:value-type="string">
            <text:p>activation function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table:style-name="ce3" office:value-type="string" calcext:value-type="string">
            <text:p>test-2020-08-03--17-48-51 </text:p>
          </table:table-cell>
          <table:table-cell table:style-name="ce3" office:value-type="string" calcext:value-type="string">
            <text:p>samples_fixed_normal_100_10000 </text:p>
          </table:table-cell>
          <table:table-cell table:style-name="ce3" office:value-type="string" calcext:value-type="string">
            <text:p>0.0002 </text:p>
          </table:table-cell>
          <table:table-cell office:value-type="string" calcext:value-type="string">
            <text:p>(20, 0.0, 1.0), (5, 1.0, 1.0)</text:p>
          </table:table-cell>
          <table:table-cell office:value-type="string" calcext:value-type="string">
            <text:p>LeakyReLU(alpha=0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est-2020-08-03--18-45-24</text:p>
          </table:table-cell>
          <table:table-cell office:value-type="string" calcext:value-type="string">
            <text:p>samples_fixed_normal_100_10000 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5, 0.0, 0.0)</text:p>
          </table:table-cell>
          <table:table-cell office:value-type="string" calcext:value-type="string">
            <text:p>LeakyReLU(alpha=0.1)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st-2020-08-04--13-47-17</text:p>
          </table:table-cell>
          <table:table-cell office:value-type="string" calcext:value-type="string">
            <text:p>samples_fixed_normal_100_10000 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0, 0.0, 1.0), (5, 1.0, 1.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est-2020-08-04--14-26-40</text:p>
          </table:table-cell>
          <table:table-cell office:value-type="string" calcext:value-type="string">
            <text:p>samples_fixed_normal_100_10000 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5, 0.0, 0.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st-2020-08-04--19-09-47</text:p>
          </table:table-cell>
          <table:table-cell office:value-type="string" calcext:value-type="string">
            <text:p>samples_fixed_normal_100_20000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0, 0.0, 1.0), (5, 1.0, 1.0)</text:p>
          </table:table-cell>
          <table:table-cell office:value-type="string" calcext:value-type="string">
            <text:p>LeakyReLU(alpha=0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est-2020-08-04--21-06-49</text:p>
          </table:table-cell>
          <table:table-cell office:value-type="string" calcext:value-type="string">
            <text:p>samples_fixed_normal_100_20000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5, 0.0, 0.0)</text:p>
          </table:table-cell>
          <table:table-cell office:value-type="string" calcext:value-type="string">
            <text:p>LeakyReLU(alpha=0.1)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samples_fixed_normal_100_20000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0, 0.0, 1.0), (5, 1.0, 1.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amples_fixed_normal_100_20000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5, 0.0, 0.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st-2020-08-05--15-44-24</text:p>
          </table:table-cell>
          <table:table-cell office:value-type="string" calcext:value-type="string">
            <text:p>samples_fixed_normal_200_10000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0, 0.0, 1.0), (5, 1.0, 1.0)</text:p>
          </table:table-cell>
          <table:table-cell office:value-type="string" calcext:value-type="string">
            <text:p>LeakyReLU(alpha=0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amples_fixed_normal_200_10000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5, 0.0, 0.0)</text:p>
          </table:table-cell>
          <table:table-cell office:value-type="string" calcext:value-type="string">
            <text:p>LeakyReLU(alpha=0.1)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samples_fixed_normal_200_10000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0, 0.0, 1.0), (5, 1.0, 1.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amples_fixed_normal_200_10000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5, 0.0, 0.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st-2020-08-04--15-05-38</text:p>
          </table:table-cell>
          <table:table-cell office:value-type="string" calcext:value-type="string">
            <text:p>samples_fixed_random_100_20000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0, 0.0, 1.0), (5, 1.0, 1.0)</text:p>
          </table:table-cell>
          <table:table-cell office:value-type="string" calcext:value-type="string">
            <text:p>LeakyReLU(alpha=0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est-2020-08-04--16-45-37</text:p>
          </table:table-cell>
          <table:table-cell office:value-type="string" calcext:value-type="string">
            <text:p>samples_fixed_random_100_20000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5, 0.0, 0.0)</text:p>
          </table:table-cell>
          <table:table-cell office:value-type="string" calcext:value-type="string">
            <text:p>LeakyReLU(alpha=0.1)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samples_fixed_random_100_20000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0, 0.0, 1.0), (5, 1.0, 1.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amples_fixed_random_100_20000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5, 0.0, 0.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st-2020-08-04--22-49-23</text:p>
          </table:table-cell>
          <table:table-cell office:value-type="string" calcext:value-type="string">
            <text:p>samples_fixed_random_200_10000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0, 0.0, 1.0), (5, 1.0, 1.0)</text:p>
          </table:table-cell>
          <table:table-cell office:value-type="string" calcext:value-type="string">
            <text:p>LeakyReLU(alpha=0.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amples_fixed_random_200_10000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5, 0.0, 0.0)</text:p>
          </table:table-cell>
          <table:table-cell office:value-type="string" calcext:value-type="string">
            <text:p>LeakyReLU(alpha=0.1)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samples_fixed_random_200_10000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0, 0.0, 1.0), (5, 1.0, 1.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amples_fixed_random_200_10000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(25, 0.0, 0.0)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.00.0000</text:date>, <text:time style:data-style-name="N2" text:time-value="15:16:42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3T13:14:20.692000000</meta:creation-date>
    <dc:date>2020-08-05T15:48:24.088000000</dc:date>
    <meta:editing-duration>PT7H12M40S</meta:editing-duration>
    <meta:editing-cycles>18</meta:editing-cycles>
    <meta:generator>LibreOffice/6.4.3.2$Windows_X86_64 LibreOffice_project/747b5d0ebf89f41c860ec2a39efd7cb15b54f2d8</meta:generator>
    <meta:document-statistic meta:table-count="2" meta:cell-count="336" meta:object-count="0"/>
  </office:meta>
</office:document-meta>
</file>